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adce2" officeooo:paragraph-rsid="000adce2"/>
    </style:style>
    <style:style style:name="P2" style:family="paragraph" style:parent-style-name="Standard">
      <style:text-properties officeooo:rsid="000adce2" officeooo:paragraph-rsid="000c405e"/>
    </style:style>
    <style:style style:name="P3" style:family="paragraph" style:parent-style-name="Standard">
      <style:text-properties officeooo:rsid="00118bc2" officeooo:paragraph-rsid="00118bc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lection Sort</text:p>
      <text:p text:style-name="P1"/>
      <text:p text:style-name="P1"/>
      <table:table table:name="Table1" table:style-name="Table1">
        <table:table-column table:style-name="Table1.A" table:number-columns-repeated="2"/>
        <table:table-row table:style-name="TableLine94337240433360">
          <table:table-cell table:style-name="Table1.A1" office:value-type="string">
            <text:p text:style-name="P2">You can run binary search only</text:p>
            <text:p text:style-name="P2">on a sorted list of elements</text:p>
          </table:table-cell>
          <table:table-cell table:style-name="Table1.A1" office:value-type="string">
            <text:p text:style-name="Table_20_Contents">selection sort is</text:p>
            <text:p text:style-name="Table_20_Contents">a stepping stone to quicksort</text:p>
          </table:table-cell>
        </table:table-row>
        <table:table-row table:style-name="TableLine94337240433360">
          <table:table-cell table:style-name="Table1.A1" office:value-type="string">
            <text:p text:style-name="Table_20_Contents">constants</text:p>
            <text:p text:style-name="Table_20_Contents">like 1 / 2 are ignored in Big O notation</text:p>
          </table:table-cell>
          <table:table-cell table:style-name="Table1.A1" office:value-type="string">
            <text:p text:style-name="Table_20_Contents">Quicksort is an important algorithm</text:p>
          </table:table-cell>
        </table:table-row>
        <table:table-row table:style-name="TableLine94337240433360">
          <table:table-cell table:style-name="Table1.A1" office:value-type="string">
            <text:p text:style-name="Table_20_Contents">Selection sort is a neat algorithm, but it’s not very fast.</text:p>
          </table:table-cell>
          <table:table-cell table:style-name="Table1.A1" office:value-type="string">
            <text:p text:style-name="Table_20_Contents">Quicksort is a</text:p>
            <text:p text:style-name="Table_20_Contents">faster sorting algorithm that only takes O(n log n) time.</text:p>
          </table:table-cell>
        </table:table-row>
        <table:table-row table:style-name="TableLine943372404333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372404333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372404333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372404333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372404333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372404333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"/>
      <text:p text:style-name="P1"/>
      <text:p text:style-name="P3">recursion</text:p>
      <text:p text:style-name="P3">list=[1,5,5,8]</text:p>
      <text:p text:style-name="P3">sum=0</text:p>
      <text:p text:style-name="P3">for (i=0;i++;i&lt;3){</text:p>
      <text:p text:style-name="P3">sum=list[i]+sum</text:p>
      <text:p text:style-name="P3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5T07:19:57.771839126</meta:creation-date>
    <dc:date>2022-01-15T13:06:29.802447108</dc:date>
    <meta:editing-duration>PT5H15M27S</meta:editing-duration>
    <meta:editing-cycles>9</meta:editing-cycles>
    <meta:generator>LibreOffice/6.4.7.2$Linux_X86_64 LibreOffice_project/40$Build-2</meta:generator>
    <meta:document-statistic meta:table-count="1" meta:image-count="0" meta:object-count="0" meta:page-count="1" meta:paragraph-count="17" meta:word-count="69" meta:character-count="394" meta:non-whitespace-character-count="342"/>
  </office:meta>
</office:document-meta>
</file>